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3.3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75.2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5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/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aible_2040_LPF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8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 C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Radial_D6.3mm_H11.0mm_P2.50mm</text:p>
          </table:table-cell>
          <table:table-cell table:style-name="ce10" office:value-type="currency" office:currency="USD" office:value="0.45" calcext:value-type="currency">
            <text:p>$0.45</text:p>
          </table:table-cell>
          <table:table-cell table:style-name="ce10" table:formula="of:=[.B5]*[.E5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Nichicon/UES1V100MEM?qs=sGAEpiMZZMsh%252B1woXyUXj3sQ95bYfX4RU6zTH%252Bkfwhk%3D" xlink:type="simple">https://www.mouser.com/ProductDetail/Nichicon/UES1V100MEM?qs=sGAEpiMZZMsh%252B1woXyUXj3sQ95bYfX4RU6zTH%252Bkfwh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 C13 C14 C15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6]*[.E6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52" calcext:value-type="currency">
            <text:p>$0.52</text:p>
          </table:table-cell>
          <table:table-cell table:style-name="ce10" table:formula="of:=[.B7]*[.E7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Taiyo-Yuden/TMK212BBJ226MG-TT?qs=sGAEpiMZZMs0AnBnWHyRQN7%2FAA2D2lPP%2FUL0oH1mz%2FHKXH%252BtOvRBwA%3D%3D" xlink:type="simple">https://www.mouser.com/ProductDetail/Taiyo-Yuden/TMK212BBJ226MG-TT?qs=sGAEpiMZZMs0AnBnWHyRQN7%2FAA2D2lPP%2FUL0oH1mz%2FHKXH%252BtOvRBw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4" calcext:value-type="currency">
            <text:p>$0.14</text:p>
          </table:table-cell>
          <table:table-cell table:style-name="ce10" table:formula="of:=[.B8]*[.E8]" office:value-type="currency" office:currency="USD" office:value="0.14" calcext:value-type="currency">
            <text:p>$0.14</text:p>
          </table:table-cell>
          <table:table-cell office:value-type="string" calcext:value-type="string">
            <text:p><text:a xlink:href="https://www.mouser.com/ProductDetail/Yageo/CC0805JRNPO9BN471?qs=sGAEpiMZZMs0AnBnWHyRQMMzfhmH8IQXUBKdtHCIPbI%3D" xlink:type="simple">https://www.mouser.com/ProductDetail/Yageo/CC0805JRNPO9BN471?qs=sGAEpiMZZMs0AnBnWHyRQMMzfhmH8IQXUBKdtHCIPbI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 C7 C8 C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28" calcext:value-type="currency">
            <text:p>$0.28</text:p>
          </table:table-cell>
          <table:table-cell table:style-name="ce10" table:formula="of:=[.B9]*[.E9]" office:value-type="currency" office:currency="USD" office:value="1.12" calcext:value-type="currency">
            <text:p>$1.12</text:p>
          </table:table-cell>
          <table:table-cell office:value-type="string" calcext:value-type="string">
            <text:p><text:a xlink:href="https://www.mouser.com/ProductDetail/Yageo/CC0805FRNPO9BN102?qs=sGAEpiMZZMs0AnBnWHyRQMMzfhmH8IQXv%252B%2F0YecOk4Y%3D" xlink:type="simple">https://www.mouser.com/ProductDetail/Yageo/CC0805FRNPO9BN102?qs=sGAEpiMZZMs0AnBnWHyRQMMzfhmH8IQXv%252B%2F0YecOk4Y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27" calcext:value-type="currency">
            <text:p>$0.27</text:p>
          </table:table-cell>
          <table:table-cell table:style-name="ce10" table:formula="of:=[.B10]*[.E10]" office:value-type="currency" office:currency="USD" office:value="0.27" calcext:value-type="currency">
            <text:p>$0.27</text:p>
          </table:table-cell>
          <table:table-cell office:value-type="string" calcext:value-type="string">
            <text:p><text:a xlink:href="https://www.mouser.com/ProductDetail/Yageo/CC0805JKNPO9BN222?qs=sGAEpiMZZMs0AnBnWHyRQMMzfhmH8IQXzJfNxPelwGg%3D" xlink:type="simple">https://www.mouser.com/ProductDetail/Yageo/CC0805JKNPO9BN222?qs=sGAEpiMZZMs0AnBnWHyRQMMzfhmH8IQXzJfNxPelwG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:PinHeader</text:p>
          </table:table-cell>
          <table:table-cell table:style-name="ce10" office:value-type="currency" office:currency="USD" office:value="2.78" calcext:value-type="currency">
            <text:p>$2.78</text:p>
          </table:table-cell>
          <table:table-cell table:style-name="ce10" table:formula="of:=[.B11]*[.E11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 Q8 Q12 Q16 Q2 Q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M857DS</text:p>
          </table:table-cell>
          <table:table-cell office:value-type="string" calcext:value-type="string">
            <text:p>SOT457</text:p>
          </table:table-cell>
          <table:table-cell table:style-name="ce10" office:value-type="currency" office:currency="USD" office:value="0.41" calcext:value-type="currency">
            <text:p>$0.41</text:p>
          </table:table-cell>
          <table:table-cell table:style-name="ce10" table:formula="of:=[.B12]*[.E12]" office:value-type="currency" office:currency="USD" office:value="2.46" calcext:value-type="currency">
            <text:p>$2.46</text:p>
          </table:table-cell>
          <table:table-cell office:value-type="string" calcext:value-type="string">
            <text:p><text:a xlink:href="https://www.mouser.com/ProductDetail/Nexperia/BCM857DS135?qs=sGAEpiMZZMvKM5ialpXrmrzXp%252BgF%2FDi0" xlink:type="simple">https://www.mouser.com/ProductDetail/Nexperia/BCM857DS135?qs=sGAEpiMZZMvKM5ialpXrmrzXp%252BgF%2FDi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 Q6 Q9 Q10 Q13 Q14 Q17 Q1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847DS</text:p>
          </table:table-cell>
          <table:table-cell office:value-type="string" calcext:value-type="string">
            <text:p>SOT457</text:p>
          </table:table-cell>
          <table:table-cell table:style-name="ce10" office:value-type="currency" office:currency="USD" office:value="0.41" calcext:value-type="currency">
            <text:p>$0.41</text:p>
          </table:table-cell>
          <table:table-cell table:style-name="ce10" table:formula="of:=[.B13]*[.E13]" office:value-type="currency" office:currency="USD" office:value="3.28" calcext:value-type="currency">
            <text:p>$3.28</text:p>
          </table:table-cell>
          <table:table-cell office:value-type="string" calcext:value-type="string">
            <text:p><text:a xlink:href="https://www.mouser.com/ProductDetail/Nexperia/BCM847DS115?qs=sGAEpiMZZMshyDBzk1%2FWi7dklbCN21lXJT5Y%2FGkr8I0%3D" xlink:type="simple">https://www.mouser.com/ProductDetail/Nexperia/BCM847DS115?qs=sGAEpiMZZMshyDBzk1%2FWi7dklbCN21lXJT5Y%2FGkr8I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 Q23 Q22 Q21 Q20 Q24 Q5 Q11 Q15 Q1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SOT-23</text:p>
          </table:table-cell>
          <table:table-cell table:style-name="ce10" office:value-type="currency" office:currency="USD" office:value="0.13" calcext:value-type="currency">
            <text:p>$0.13</text:p>
          </table:table-cell>
          <table:table-cell table:style-name="ce10" table:formula="of:=[.B14]*[.E14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mouser.com/ProductDetail/Nexperia/BC847C215?qs=sGAEpiMZZMshyDBzk1%2FWi7dklbCN21lXAXknjDc2GSg%3D" xlink:type="simple">https://www.mouser.com/ProductDetail/Nexperia/BC847C215?qs=sGAEpiMZZMshyDBzk1%2FWi7dklbCN21lXAXknjDc2GS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5]*[.E1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002ELF?qs=%2Fha2pyFaduhahI5VuYfWYdfmjnzCmfo8CJfmmgroUR0KfwAMWFWWTA%3D%3D" xlink:type="simple">https://www.mouser.com/ProductDetail/Bourns/CR0805-FX-2002ELF?qs=%2Fha2pyFaduhahI5VuYfWYdfmjnzCmfo8CJfmmgroUR0KfwAMWFWWT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0ELF?qs=%2Fha2pyFaduhahI5VuYfWYUrgooBJH85lYHJF9f2HyYUgqEiPtJLdxw%3D%3D" xlink:type="simple">https://www.mouser.com/ProductDetail/Bourns/CR0805-FX-1000ELF?qs=%2Fha2pyFaduhahI5VuYfWYUrgooBJH85lYHJF9f2HyYUgqEiPtJLdx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 R11 R30 R37 R4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7]*[.E17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Bourns/CR0805-FX-1203ELF?qs=%2Fha2pyFaduhahI5VuYfWYZsXw4yA1hx8TO6oAu5slpFsuvRta%2F%252B2RA%3D%3D" xlink:type="simple">https://www.mouser.com/ProductDetail/Bourns/CR0805-FX-1203ELF?qs=%2Fha2pyFaduhahI5VuYfWYZsXw4yA1hx8TO6oAu5slpFsuvRta%2F%252B2R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 R12 R31 R28 R38 R35 R45 R42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8]*[.E18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14 R26 R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9]*[.E19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803ELF?qs=%2Fha2pyFaduhahI5VuYfWYfez%252BA1Frh5GJgWgaV%2FdkUGWIrostV6gow%3D%3D" xlink:type="simple">https://www.mouser.com/ProductDetail/Bourns/CR0805-FX-1803ELF?qs=%2Fha2pyFaduhahI5VuYfWYfez%252BA1Frh5GJgWgaV%2FdkUGWIrostV6go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 R15 R10 R32 R39 R4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1]*[.E21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 R33 R40 R4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2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2]*[.E22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mouser.com/ProductDetail/Bourns/CR0805-FX-1201ELF?qs=%2Fha2pyFaduhahI5VuYfWYYuj%252Bmc39LGABrAkQpwiDbVPqr1NhU64zA%3D%3D" xlink:type="simple">https://www.mouser.com/ProductDetail/Bourns/CR0805-FX-1201ELF?qs=%2Fha2pyFaduhahI5VuYfWYYuj%252Bmc39LGABrAkQpwiDbVPqr1NhU64z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201ELF?qs=%2Fha2pyFaduhahI5VuYfWYY208A0pXUG5VI%252BSoI3Awc3aQ9imnuYBaA%3D%3D" xlink:type="simple">https://www.mouser.com/ProductDetail/Bourns/CR0805-FX-2201ELF?qs=%2Fha2pyFaduhahI5VuYfWYY208A0pXUG5VI%252BSoI3Awc3aQ9imnuYBa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 R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4]*[.E24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%2Fha2pyFaduhahI5VuYfWYdPIhqftCrZhVDwnNYoEevbPC0uFeaEI7w%3D%3D" xlink:type="simple">https://www.mouser.com/ProductDetail/Bourns/CR0805-FX-1003ELF?qs=%2Fha2pyFaduhahI5VuYfWYdPIhqftCrZhVDwnNYoEevbPC0uFeaEI7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R2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5]*[.E25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6]*[.E2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2ELF?qs=%2Fha2pyFaduhahI5VuYfWYSLeFwk3SCMm7CckALWtOVOsnTGCdkDPJw%3D%3D" xlink:type="simple">https://www.mouser.com/ProductDetail/Bourns/CR0805-FX-2702ELF?qs=%2Fha2pyFaduhahI5VuYfWYSLeFwk3SCMm7CckALWtOVOsnTGCdkDPJ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7]*[.E27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5603ELF?qs=%2Fha2pyFaduhahI5VuYfWYXYvd70W3ZcpFhovtigHaeKLBFj24VqnVw%3D%3D" xlink:type="simple">https://www.mouser.com/ProductDetail/Bourns/CR0805-FX-5603ELF?qs=%2Fha2pyFaduhahI5VuYfWYXYvd70W3ZcpFhovtigHaeKLBFj24VqnV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13 R25 R29 R34 R36 R41 R43 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8]*[.E28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9]*[.E2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1ELF?qs=%2Fha2pyFaduhahI5VuYfWYal%252BuuycY%2FQzITqjMvUYMsPIFfwhKoNsCQ%3D%3D" xlink:type="simple">https://www.mouser.com/ProductDetail/Bourns/CR0805-FX-3301ELF?qs=%2Fha2pyFaduhahI5VuYfWYal%252BuuycY%2FQzITqjMvUYMsPIFfwhKoNsC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30]*[.E3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502ELF?qs=%2Fha2pyFaduhahI5VuYfWYWAyuosezDx9AKNMQS7uqxO%2FTE9pfOYeuw%3D%3D" xlink:type="simple">https://www.mouser.com/ProductDetail/Bourns/CR0805-FX-1502ELF?qs=%2Fha2pyFaduhahI5VuYfWYWAyuosezDx9AKNMQS7uqxO%2FTE9pfOYeu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31]*[.E31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4.83" calcext:value-type="currency">
            <text:p>$4.83</text:p>
          </table:table-cell>
          <table:table-cell table:style-name="ce10" table:formula="of:=[.B32]*[.E32]" office:value-type="currency" office:currency="USD" office:value="9.66" calcext:value-type="currency">
            <text:p>$9.66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0" office:value-type="currency" office:currency="USD" office:value="0.59" calcext:value-type="currency">
            <text:p>$0.59</text:p>
          </table:table-cell>
          <table:table-cell table:style-name="ce10" table:formula="of:=[.B33]*[.E33]" office:value-type="currency" office:currency="USD" office:value="1.18" calcext:value-type="currency">
            <text:p>$1.18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otal</text:p>
          </table:table-cell>
          <table:table-cell/>
          <table:table-cell table:style-name="ce10" table:formula="of:=SUM([.F5:.F33])" office:value-type="currency" office:currency="USD" office:value="33.84" calcext:value-type="currency">
            <text:p>$33.8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2b5f0e1beb" xlink:type="simple">https://www.mouser.com/ProjectManager/ProjectDetail.aspx?AccessID=2b5f0e1beb</text:a></text:p>
          </table:table-cell>
          <table:table-cell table:number-columns-repeated="2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07:12:34.020297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7:43:15.539470924</dc:date>
    <meta:editing-duration>PT31M19S</meta:editing-duration>
    <meta:editing-cycles>6</meta:editing-cycles>
    <meta:document-statistic meta:table-count="1" meta:cell-count="215" meta:object-count="0"/>
  </office:meta>
</office:document-meta>
</file>